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officeooo:rsid="00166878" officeooo:paragraph-rsid="00166878"/>
    </style:style>
    <style:style style:name="P2" style:family="paragraph" style:parent-style-name="Heading_20_1">
      <style:text-properties style:font-name="Ubuntu1" fo:font-size="20pt" officeooo:paragraph-rsid="00131462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f862"/>
    </style:style>
    <style:style style:name="T2" style:family="text">
      <style:text-properties fo:color="#c0c0c0" officeooo:rsid="00118d1e"/>
    </style:style>
    <style:style style:name="T3" style:family="text">
      <style:text-properties fo:color="#c0c0c0" fo:font-weight="normal" officeooo:rsid="00118d1e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tracked-changes text:track-changes="false">
        <text:changed-region xml:id="ct94778326233312" text:id="ct94778326233312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94778326412608" text:id="ct94778326412608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Frame1" text:anchor-type="paragraph" svg:x="15.439cm" svg:y="-0.93cm" svg:width="2.231cm" draw:z-index="0"><draw:text-box fo:min-height="2.053cm"><text:p text:style-name="P1">tex<office:annotation><dc:creator>Unknown Author</dc:creator><dc:date>2014-05-27T22:20:01.508710345</dc:date><text:p><text:span text:style-name="T4">do text</text:span></text:p><text:p>from document(at=objecticon)</text:p></office:annotation>t</text:p></draw:text-box></draw:frame><text:change-start text:change-id="ct94778326233312"/><text:span text:style-name="T2">objectname</text:span><text:change-end text:change-id="ct94778326233312"/><text:span text:style-name="T2"> </text:span><text:span text:style-name="T3">|</text:span><text:span text:style-name="T1"> </text:span><text:change-start text:change-id="ct94778326412608"/>object<text:change-end text:change-id="ct94778326412608"/></text:h>
      <text:p text:style-name="Standard"/>
      <text:p text:style-name="Standard">attribut<office:annotation><dc:creator>mle </dc:creator><dc:date>2013-03-21T15:02:51</dc:date><text:p text:style-name="P3"><text:span text:style-name="T5">do text</text:span></text:p><text:p text:style-name="P3"><text:span text:style-name="T5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4">do text</text:span></text:p><text:p>from document(at=object.get_map_image_path())</text:p></office:annotation>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51cm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94778326077456" text:id="ct94778326077456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logo_path)</text:p></office:annotation>o<text:tab/><text:change-start text:change-id="ct94778326077456"/>datetime<text:change-end text:change-id="ct94778326077456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8-04-01T12:22:41.038458230</dc:date>
    <meta:editing-duration>PT4H7M25S</meta:editing-duration>
    <meta:editing-cycles>70</meta:editing-cycles>
    <meta:generator>LibreOffice/5.4.5.1$Linux_X86_64 LibreOffice_project/40m0$Build-1</meta:generator>
    <meta:document-statistic meta:table-count="0" meta:image-count="0" meta:object-count="0" meta:page-count="1" meta:paragraph-count="5" meta:word-count="8" meta:character-count="51" meta:non-whitespace-character-count="48"/>
  </office:meta>
</office:document-meta>
</file>